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text-properties style:font-name="Times New Roman"/>
    </style:style>
    <style:style style:name="P2" style:family="paragraph" style:parent-style-name="Standard">
      <style:paragraph-properties fo:line-height="200%" fo:text-align="start" style:justify-single-word="false"/>
      <style:text-properties style:font-name="Times New Roman"/>
    </style:style>
    <style:style style:name="P3" style:family="paragraph" style:parent-style-name="Standard">
      <style:paragraph-properties fo:line-height="200%" fo:text-align="center" style:justify-single-word="false"/>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harath Kleips</text:p>
      <text:p text:style-name="P1">Professor Nancy LaTourrette</text:p>
      <text:p text:style-name="P1">CS 202</text:p>
      <text:p text:style-name="P1">25 March 2014</text:p>
      <text:p text:style-name="P3">Project 7 Documentation</text:p>
      <text:p text:style-name="P2"><text:tab/>The main purpose of this program is to re-design the base structure of the Crazy Eights game using “const”s and copy constructors. Dealing cards has also been re-included, but every other functionality has stayed the same.</text:p>
      <text:p text:style-name="P2"><text:tab/>The original program design focused on modularity. With the introduction of classes, functions have been re-purposed and re-scoped to fit their matching data types. This redesign has allowed for code to be easier to read and more reusable. Other projects that use cards can now simply include the Card class file rather than having to copy and paste functionality from other projects. Much of the design is still focused on functions in-order to limit tediously long segments of code in more complex functions.</text:p>
      <text:p text:style-name="P2"><text:tab/>One major issue that I ran into was with the deal function. It appears to be involving the accessibility of a player's hand or with trying to delete a card from the stock deck.</text:p>
      <text:p text:style-name="P2"><text:tab/>If I had more time I would have liked to fully understand my issue with dealing rather than simply doing a work aro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ol </meta:initial-creator>
    <meta:creation-date>2014-02-12T14:12:09</meta:creation-date>
    <dc:date>2014-03-25T23:46:56</dc:date>
    <dc:creator>Zarol </dc:creator>
    <meta:editing-duration>PT23M8S</meta:editing-duration>
    <meta:editing-cycles>6</meta:editing-cycles>
    <meta:generator>LibreOffice/3.5$Linux_X86_64 LibreOffice_project/350m1$Build-2</meta:generator>
    <meta:document-statistic meta:table-count="0" meta:image-count="0" meta:object-count="0" meta:page-count="1" meta:paragraph-count="9" meta:word-count="189" meta:character-count="1115" meta:non-whitespace-character-count="931"/>
  </office:meta>
</office:document-meta>
</file>